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Text_20_body">
      <style:text-properties style:font-name="Noto Sans" officeooo:paragraph-rsid="0017c7ee"/>
    </style:style>
    <style:style style:name="P2" style:family="paragraph" style:parent-style-name="Text_20_body">
      <style:paragraph-properties fo:break-before="page"/>
      <style:text-properties style:font-name="Noto Sans" officeooo:paragraph-rsid="0017c7ee"/>
    </style:style>
    <style:style style:name="P3" style:family="paragraph" style:parent-style-name="List_20_Paragraph">
      <style:text-properties style:font-name="Noto Sans"/>
    </style:style>
    <style:style style:name="P4" style:family="paragraph" style:parent-style-name="List_20_Paragraph">
      <style:text-properties style:font-name="Noto Sans" fo:font-size="10pt" style:font-size-asian="10pt" style:font-size-complex="10pt"/>
    </style:style>
    <style:style style:name="P5" style:family="paragraph" style:parent-style-name="List_20_Paragraph">
      <style:text-properties style:font-name="Noto Sans" fo:font-size="10pt" style:font-size-asian="10pt" style:font-name-complex="Arial" style:font-size-complex="10pt"/>
    </style:style>
    <style:style style:name="P6" style:family="paragraph" style:parent-style-name="List_20_Paragraph">
      <style:paragraph-properties fo:margin-left="0cm" fo:margin-right="0cm" fo:text-indent="0cm" style:auto-text-indent="false"/>
      <style:text-properties style:font-name="Noto Sans" fo:font-size="10pt" style:font-size-asian="10pt" style:font-name-complex="Arial" style:font-size-complex="10pt"/>
    </style:style>
    <style:style style:name="P7" style:family="paragraph" style:parent-style-name="List_20_Paragraph" style:list-style-name="L1">
      <style:text-properties style:font-name="Noto Sans"/>
    </style:style>
    <style:style style:name="P8" style:family="paragraph" style:parent-style-name="List_20_Paragraph" style:list-style-name="L1">
      <style:text-properties style:font-name="Noto Sans" officeooo:paragraph-rsid="00223a0b"/>
    </style:style>
    <style:style style:name="P9" style:family="paragraph" style:parent-style-name="Heading_20_2">
      <style:paragraph-properties fo:text-align="center" style:justify-single-word="false"/>
      <style:text-properties style:font-name="Noto Sans"/>
    </style:style>
    <style:style style:name="T1" style:family="text">
      <style:text-properties officeooo:rsid="0017c7ee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officeooo:rsid="0017c7ee" style:font-size-asian="13pt" style:font-size-complex="13pt"/>
    </style:style>
    <style:style style:name="T4" style:family="text">
      <style:text-properties fo:font-size="13pt" officeooo:rsid="00183cb0" style:font-size-asian="13pt" style:font-size-complex="13pt"/>
    </style:style>
    <style:style style:name="T5" style:family="text">
      <style:text-properties fo:font-size="13pt" officeooo:rsid="00223a0b" style:font-size-asian="13pt" style:font-size-complex="13pt"/>
    </style:style>
    <style:style style:name="T6" style:family="text">
      <style:text-properties fo:font-size="13pt" officeooo:rsid="002316f6" style:font-size-asian="13pt" style:font-size-complex="13pt"/>
    </style:style>
    <style:style style:name="T7" style:family="text">
      <style:text-properties fo:font-size="13pt" fo:font-weight="normal" officeooo:rsid="0018bbb5" style:font-size-asian="13pt" style:font-weight-asian="normal" style:font-size-complex="13pt" style:font-weight-complex="normal"/>
    </style:style>
    <style:style style:name="T8" style:family="text">
      <style:text-properties fo:font-size="13pt" fo:font-weight="normal" officeooo:rsid="00220196" style:font-size-asian="13pt" style:font-weight-asian="normal" style:font-size-complex="13pt" style:font-weight-complex="normal"/>
    </style:style>
    <style:style style:name="T9" style:family="text">
      <style:text-properties fo:font-size="13pt" fo:font-weight="normal" officeooo:rsid="002504b7" style:font-size-asian="13pt" style:font-weight-asian="normal" style:font-size-complex="13pt" style:font-weight-complex="normal"/>
    </style:style>
    <style:style style:name="T10" style:family="text">
      <style:text-properties fo:font-size="13pt" fo:font-weight="normal" officeooo:rsid="0026e5b1" style:font-size-asian="13pt" style:font-weight-asian="normal" style:font-size-complex="13pt" style:font-weight-complex="normal"/>
    </style:style>
    <style:style style:name="T11" style:family="text">
      <style:text-properties officeooo:rsid="001b6050"/>
    </style:style>
    <style:style style:name="T12" style:family="text">
      <style:text-properties style:font-name-complex="Arial"/>
    </style:style>
    <style:style style:name="T13" style:family="text">
      <style:text-properties officeooo:rsid="0017c7ee" style:font-name-complex="Arial"/>
    </style:style>
    <style:style style:name="T14" style:family="text">
      <style:text-properties officeooo:rsid="001cf2a2" style:font-name-complex="Arial"/>
    </style:style>
    <style:style style:name="T15" style:family="text">
      <style:text-properties officeooo:rsid="001e834e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Sistema de controle de loja de roupa </text:h>
      <text:p text:style-name="P3"/>
      <text:p text:style-name="P3"><text:tab/><text:span text:style-name="T2">A loja deseja criar um sistema de gestão </text:span><text:span text:style-name="T5">e venda de roupas, para expandir sua vendas e </text:span><text:span text:style-name="T2">armazenar suas informações. A empresa possui um fornecedor para cada tipo de produto específico, por exemplo: O fornecedor 1 fornece apenas calças enquanto fornecedor 2 fornece apenas blusas. Com isso deseja-se armazenar os dados dos fornecedores dos produtos, os funcionários e funções, as vendas realizadas, os tipos de proturos vendidos, seu clientes e as despesas mensais. Além das informações básicas da empresa.</text:span></text:p>
      <text:p text:style-name="P3"/>
      <text:h text:style-name="P9" text:outline-level="2">Soluções propostas com o sistema a ser desenvolvido</text:h>
      <text:p text:style-name="P3"/>
      <text:p text:style-name="P3"><text:tab/><text:span text:style-name="T7">As vendas seram feitas atras de um site onde os clietes teram que ter um login com senha. </text:span><text:span text:style-name="T8">O</text:span><text:span text:style-name="T7"> cliente poderar navegar pelos protudos da loja .chegar preço</text:span><text:span text:style-name="T8">s</text:span><text:span text:style-name="T7"> ,fazer pedido ,visualiza historicos de compras.</text:span><text:span text:style-name="T10">Ao realizar uma compra o cliente terá que retirar o produto na loja</text:span><text:span text:style-name="T7">.</text:span></text:p>
      <text:p text:style-name="P3"><text:tab/><text:span text:style-name="T2">O</text:span><text:span text:style-name="T4"> </text:span><text:span text:style-name="T2">fornecedor possui </text:span><text:span text:style-name="T6">Codigo de fornecedor</text:span><text:span text:style-name="T4">, </text:span><text:span text:style-name="T2">nome</text:span><text:span text:style-name="T4">,</text:span><text:span text:style-name="T2"> o tipo de produto que ele oferece(por </text:span><text:span text:style-name="T4">exemplo, blusas</text:span><text:span text:style-name="T2">), telefone e a quantidade de peças fornecidas mensalmente. Os funcionários possuem nome, endereço e </text:span><text:span text:style-name="T6">Codigo cliente</text:span><text:span text:style-name="T2">. A</text:span><text:span text:style-name="T3">s </text:span><text:span text:style-name="T2">vendas devem conter o </text:span><text:span text:style-name="T4">código</text:span><text:span text:style-name="T3"> da venda e o valor o total delas. Produtos vendidos possuirão o código do produto vendido (que será o mesmo código do fornecedor) e a quantidade vendida. Os clientes deverão possuir o cadastro de seu nome, </text:span><text:span text:style-name="T6">Codigo cliente</text:span><text:span text:style-name="T3">, e endereço. As despesas possuirão código, valor, e tipo (por exemplo, salário dos funcionários.</text:span></text:p>
      <text:list xml:id="list1165499508833939344" text:style-name="L1">
        <text:list-item>
          <text:p text:style-name="P8">O sistema deverá ser capaz de forma rápida, realizar eu cadastramento dos fornecedores, produtos, clientes e funcionários;</text:p>
        </text:list-item>
        <text:list-item>
          <text:p text:style-name="P7">Relacionar vendas aos clientes e funcionários e produtos aos fornecedores;</text:p>
        </text:list-item>
        <text:list-item>
          <text:p text:style-name="P7">Fornecer relatórios e consultas sobre histórico de vendas, compras e dados sobre clientes e funcionários;</text:p>
        </text:list-item>
        <text:list-item>
          <text:p text:style-name="P7">Listar uma estatística sobre vendas e compras;</text:p>
        </text:list-item>
      </text:list>
      <text:p text:style-name="P1"/>
      <text:p text:style-name="P1"/>
      <text:p text:style-name="P2"/>
      <text:h text:style-name="P9" text:outline-level="2">Lista De Requisitos</text:h>
      <text:p text:style-name="P1"/>
      <text:p text:style-name="P4">.<text:span text:style-name="T11">Inserir dados do fornecedor</text:span></text:p>
      <text:p text:style-name="P4">.<text:span text:style-name="T11">Atualizar dados do fornecedor</text:span></text:p>
      <text:p text:style-name="P4">.<text:span text:style-name="T15">Remover dados do fornecedor</text:span></text:p>
      <text:p text:style-name="P4">.<text:bookmark-start text:name="__DdeLink__213_1145149272"/>Pesquisar dados do fornecedor<text:bookmark-end text:name="__DdeLink__213_1145149272"/></text:p>
      <text:p text:style-name="P4"/>
      <text:p text:style-name="P4">.<text:span text:style-name="T11">Inserir dados do produto</text:span></text:p>
      <text:p text:style-name="P4">.<text:span text:style-name="T11">Altera dados do produto</text:span></text:p>
      <text:p text:style-name="P4">.<text:span text:style-name="T11">Excluir dados do produto</text:span></text:p>
      <text:p text:style-name="P4">.Pesquisar dados do produto</text:p>
      <text:p text:style-name="P4"/>
      <text:p text:style-name="P4">.<text:span text:style-name="T11">Inserir dados do cliente</text:span></text:p>
      <text:p text:style-name="P4">.<text:span text:style-name="T11">Altera dados do cliente</text:span></text:p>
      <text:p text:style-name="P4">.<text:span text:style-name="T11">Excluir dados do cliente</text:span></text:p>
      <text:p text:style-name="P4">.Pesquisar dados do cliente</text:p>
      <text:p text:style-name="P4"/>
      <text:p text:style-name="P4">.<text:span text:style-name="T11">Inserir dados do funcionário</text:span></text:p>
      <text:p text:style-name="P4">.<text:span text:style-name="T11">Altera dados do funcionário</text:span></text:p>
      <text:p text:style-name="P4">.<text:span text:style-name="T11">Excluir dados do funcionário</text:span></text:p>
      <text:p text:style-name="P4">.Pesquisar dados do funcionário</text:p>
      <text:p text:style-name="P4"/>
      <text:p text:style-name="P4">.<text:span text:style-name="T11">Inserir dados do vendas</text:span></text:p>
      <text:p text:style-name="P4">.<text:span text:style-name="T11">Altera dados do vendas</text:span></text:p>
      <text:p text:style-name="P4">.<text:span text:style-name="T11">Excluir dados do vendas</text:span></text:p>
      <text:p text:style-name="P4">.Pesquisar dados das vendas</text:p>
      <text:p text:style-name="P4"/>
      <text:p text:style-name="P4">.<text:span text:style-name="T11">Inserir dados do despesas</text:span></text:p>
      <text:p text:style-name="P4">.<text:span text:style-name="T11">Altera dados do despesas</text:span></text:p>
      <text:p text:style-name="P4">.<text:span text:style-name="T11">Excluir dados do despesas</text:span></text:p>
      <text:p text:style-name="P4"/>
      <text:p text:style-name="P4">.<text:span text:style-name="T11">Inserir dados do despesas</text:span></text:p>
      <text:p text:style-name="P4">.<text:span text:style-name="T11">Altera dados do despesas</text:span></text:p>
      <text:p text:style-name="P4">.<text:span text:style-name="T11">Excluir dados do despesas</text:span></text:p>
      <text:p text:style-name="P4">.Pesquisar dados das despesas</text:p>
      <text:p text:style-name="P4"/>
      <text:p text:style-name="P4"><text:span text:style-name="T1">.</text:span><text:span text:style-name="T13">Emitir </text:span><text:bookmark-start text:name="__DdeLink__207_1145149272"/><text:span text:style-name="T13">pagamentos dos fornecedores</text:span><text:bookmark-end text:name="__DdeLink__207_1145149272"/></text:p>
      <text:p text:style-name="P6"><text:tab/><text:bookmark-start text:name="__DdeLink__205_1145149272"/>.Emitir Nota Fiscal do Pagamento<text:bookmark-end text:name="__DdeLink__205_1145149272"/></text:p>
      <text:p text:style-name="P4"><text:span text:style-name="T12">.Emitir a lista dos funcionários gerais da loj</text:span><text:span text:style-name="T14">a</text:span></text:p>
      <text:p text:style-name="P5">.Emitir a lista dos Produtos da Loja<text:bookmark text:name="__DdeLink__209_1145149272"/></text:p>
      <text:p text:style-name="P5">.Emitir a <text:bookmark-start text:name="__DdeLink__211_1145149272"/>lista das Vendas concluídas<text:bookmark-end text:name="__DdeLink__211_1145149272"/></text:p>
      <text:p text:style-name="P5">.Emitir Nota do Prejuízo e Lucro da Loj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Wingdings" style:font-family-complex="Wingdings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1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1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14:05:44.578000000</meta:creation-date>
    <dc:date>2018-09-13T11:52:16.534624857</dc:date>
    <meta:editing-duration>PT1H3M45S</meta:editing-duration>
    <meta:editing-cycles>13</meta:editing-cycles>
    <meta:generator>LibreOffice/4.3.3.2$Linux_x86 LibreOffice_project/430m0$Build-2</meta:generator>
    <dc:creator>Usuario máquina</dc:creator>
    <meta:document-statistic meta:table-count="0" meta:image-count="0" meta:object-count="0" meta:page-count="2" meta:paragraph-count="43" meta:word-count="432" meta:character-count="2745" meta:non-whitespace-character-count="2355"/>
  </office:meta>
</office:document-meta>
</file>